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P14" style:family="paragraph" style:parent-style-name="Table_20_Contents">
      <style:text-properties officeooo:rsid="00256b09" officeooo:paragraph-rsid="00256b09"/>
    </style:style>
    <style:style style:name="P15" style:family="paragraph" style:parent-style-name="Table_20_Contents">
      <style:text-properties officeooo:rsid="001be81f" officeooo:paragraph-rsid="001be81f"/>
    </style:style>
    <style:style style:name="P16" style:family="paragraph" style:parent-style-name="Table_20_Contents">
      <style:text-properties officeooo:rsid="002613f6" officeooo:paragraph-rsid="002613f6"/>
    </style:style>
    <style:style style:name="P17" style:family="paragraph" style:parent-style-name="Table_20_Contents">
      <style:text-properties officeooo:rsid="00278831" officeooo:paragraph-rsid="00278831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56b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2264043860672"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 table:style-name="TableLine2264043882976"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 table:style-name="TableLine2264043877264"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 table:style-name="TableLine2264043884608"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 table:style-name="TableLine2264043889776"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 table:style-name="TableLine2264043874816"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 table:style-name="TableLine2264043883520"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 table:style-name="TableLine2264043883792"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 table:style-name="TableLine2264043875088"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 table:style-name="TableLine2264043885696"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 table:style-name="TableLine2264043874544"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 table:style-name="TableLine2264043879984">
          <table:table-cell table:style-name="Tabla1.A2" office:value-type="string">
            <text:p text:style-name="Table_20_Contents"><text:s text:c="4"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 table:style-name="TableLine2264043880256"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 table:style-name="TableLine2264043883248"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 table:style-name="TableLine2264043881344"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 table:style-name="TableLine2264043886512"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 table:style-name="TableLine2264043874272"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so diferentes p</text:p>
          </table:table-cell>
        </table:table-row>
        <table:table-row table:style-name="TableLine2264043881072">
          <table:table-cell table:style-name="Tabla1.A2" office:value-type="string">
            <text:p text:style-name="Table_20_Contents"><text:s text:c="4"/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 table:style-name="TableLine2264043878624">
          <table:table-cell table:style-name="Tabla1.A2" office:value-type="string">
            <text:p text:style-name="Table_20_Contents"><text:s text:c="4"/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 table:style-name="TableLine2264043879168"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 table:style-name="TableLine2264043886784"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 table:style-name="TableLine2264043882704"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 table:style-name="TableLine2264043884064"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 table:style-name="TableLine2264043876176">
          <table:table-cell table:style-name="Tabla1.A2" office:value-type="string">
            <text:p text:style-name="P14">@media screen and (max-width: 768px){}</text:p>
          </table:table-cell>
          <table:table-cell table:style-name="Tabla1.B2" office:value-type="string">
            <text:p text:style-name="P14">Diseño responvive para ppantallas con un maximo de 768 px dentro le ponemos lo que queremos que pase cuando esta pantalla sea de esta medida</text:p>
          </table:table-cell>
        </table:table-row>
        <table:table-row table:style-name="TableLine2264043884336">
          <table:table-cell table:style-name="Tabla1.A2" office:value-type="string">
            <text:p text:style-name="P14">@media screen and (<text:span text:style-name="T5">min</text:span>-width: <text:span text:style-name="T5">200px</text:span>){}</text:p>
          </table:table-cell>
          <table:table-cell table:style-name="Tabla1.B2" office:value-type="string">
            <text:p text:style-name="P14">Diseño responvive para pantallas con un <text:span text:style-name="T5">mínimo</text:span> de <text:span text:style-name="T5">200</text:span>px dentro le ponemos lo que queremos que pase cuando esta pantalla sea de esta medida</text:p>
          </table:table-cell>
        </table:table-row>
        <text:soft-page-break/>
        <table:table-row table:style-name="TableLine2264043881888">
          <table:table-cell table:style-name="Tabla1.A2" office:value-type="string">
            <text:p text:style-name="P14">@media screen <text:span text:style-name="T5">not</text:span> (max-width: 768px){}</text:p>
          </table:table-cell>
          <table:table-cell table:style-name="Tabla1.B2" office:value-type="string">
            <text:p text:style-name="P14">Diseño responvive para pantallas <text:span text:style-name="T5">que no tenngan un maximo</text:span> de 768 px dentro le ponemos lo que queremos que pase cuando esta pantalla <text:span text:style-name="T5">no</text:span> sea de esta medida</text:p>
          </table:table-cell>
        </table:table-row>
        <table:table-row table:style-name="TableLine2264043878896">
          <table:table-cell table:style-name="Tabla1.A2" office:value-type="string">
            <text:p text:style-name="Table_20_Contents">https://csspro.com/css-3d-buttons</text:p>
          </table:table-cell>
          <table:table-cell table:style-name="Tabla1.B2" office:value-type="string">
            <text:p text:style-name="P16">Poner botones diferentes</text:p>
          </table:table-cell>
        </table:table-row>
        <table:table-row table:style-name="TableLine2264043878896">
          <table:table-cell table:style-name="Tabla1.B2" table:number-columns-spanned="2" office:value-type="string">
            <text:p text:style-name="P16">VARIABLES = se coloca al principio del documento se aplica a todo el css</text:p>
          </table:table-cell>
          <table:covered-table-cell/>
        </table:table-row>
        <table:table-row table:style-name="TableLine2264043878896">
          <table:table-cell table:style-name="Tabla1.A2" office:value-type="string">
            <text:p text:style-name="Table_20_Contents">:root { --color_txt: #632423; --color_bkg: #BFBFBF; --font_txt: 'Dela Gothic One', serif; --font_h1: Cambria, Times, serif; } </text:p>
          </table:table-cell>
          <table:table-cell table:style-name="Tabla1.B2" office:value-type="string">
            <text:p text:style-name="P17">Para hacer variables</text:p>
          </table:table-cell>
        </table:table-row>
        <table:table-row table:style-name="TableLine2264043878896">
          <table:table-cell table:style-name="Tabla1.A2" office:value-type="string">
            <text:p text:style-name="Table_20_Contents"><text:s text:c="4"/>color: var(--color_txt);</text:p>
          </table:table-cell>
          <table:table-cell table:style-name="Tabla1.B2" office:value-type="string">
            <text:p text:style-name="P17">Para usuar las variables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17:42:54.451000000</meta:creation-date>
    <meta:generator>LibreOffice/7.1.6.2$Windows_X86_64 LibreOffice_project/0e133318fcee89abacd6a7d077e292f1145735c3</meta:generator>
    <dc:date>2024-02-13T12:09:25.018000000</dc:date>
    <meta:editing-duration>PT16M32S</meta:editing-duration>
    <meta:editing-cycles>9</meta:editing-cycles>
    <meta:document-statistic meta:table-count="1" meta:image-count="0" meta:object-count="0" meta:page-count="2" meta:paragraph-count="59" meta:word-count="326" meta:character-count="2151" meta:non-whitespace-character-count="1840"/>
  </office:meta>
</office:document-meta>
</file>